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0pt" officeooo:paragraph-rsid="000aa3f2" style:font-size-asian="10pt" style:font-size-complex="10pt"/>
    </style:style>
    <style:style style:name="P2" style:family="paragraph" style:parent-style-name="Preformatted_20_Text">
      <style:text-properties fo:font-size="10pt" style:font-size-asian="10pt" style:font-size-complex="10pt"/>
    </style:style>
    <style:style style:name="P3" style:family="paragraph" style:parent-style-name="Preformatted_20_Text">
      <style:text-properties fo:font-size="10pt" officeooo:paragraph-rsid="000b8e51" style:font-size-asian="10pt" style:font-size-complex="10pt"/>
    </style:style>
    <style:style style:name="P4" style:family="paragraph" style:parent-style-name="Preformatted_20_Text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Preformatted_20_Text">
      <style:text-properties fo:font-size="10pt" fo:font-weight="bold" officeooo:paragraph-rsid="000b8e51" style:font-size-asian="10pt" style:font-weight-asian="bold" style:font-size-complex="10pt" style:font-weight-complex="bold"/>
    </style:style>
    <style:style style:name="P6" style:family="paragraph" style:parent-style-name="Preformatted_20_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color="#2a6099" loext:opacity="100%" fo:font-size="10pt" fo:font-weight="bold" style:font-size-asian="8.75pt" style:font-weight-asian="bold" style:font-size-complex="10pt" style:font-weight-complex="bold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0aa3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Come Behold the Wondrous Mystery (CCLI)</text:span></text:p>
      <text:p text:style-name="P1"><text:span text:style-name="T6">Words &amp; Music</text:span>: Matt Boswell, Matt Papa <text:span text:style-name="T8">&amp; </text:span>Michael Bleecker</text:p>
      <text:p text:style-name="P2"/>
      <text:p text:style-name="P2"><text:span text:style-name="T1">[ CHORDS ] <text:s/></text:span><text:span text:style-name="T3">D <text:s text:c="6"/>G <text:s text:c="6"/>A <text:s text:c="6"/>Bm7 </text:span><text:span text:style-name="T5"><text:s text:c="4"/>[ CAPO 1 ]</text:span></text:p>
      <text:p text:style-name="P6"><text:s text:c="12"/>xoo=== <text:s/>==oo== <text:s/>oo===o <text:s/>======</text:p>
      <text:p text:style-name="P6"><text:s text:c="12"/>|||||| <text:s/>|||||| <text:s/>|||||| <text:s/>||||||</text:p>
      <text:p text:style-name="P6"><text:s text:c="12"/>|||O|O <text:s/>|O|||| <text:s/>||OOO| <text:s/>OO|O|O</text:p>
      <text:p text:style-name="P6"><text:s text:c="12"/>||||O| <text:s/>O|||OO <text:s/>|||||| <text:s/>||||O|</text:p>
      <text:p text:style-name="P6"><text:s text:c="12"/>|||||| <text:s/>|||||| <text:s/>|||||| <text:s/>||O|||</text:p>
      <text:p text:style-name="P2"/>
      <text:p text:style-name="P2"><text:span text:style-name="T1">[ INTRO/TURNAROUND ] <text:s/></text:span><text:span text:style-name="T3">| D <text:s/>| G <text:s/>| Bm7 <text:s/>| A <text:s/>|</text:span></text:p>
      <text:p text:style-name="P2"/>
      <text:p text:style-name="P4">[ VERSE 1 ]</text:p>
      <text:p text:style-name="P2"><text:s text:c="8"/><text:span text:style-name="T3">D <text:s text:c="17"/>G <text:s text:c="15"/>D <text:s text:c="14"/>A</text:span></text:p>
      <text:p text:style-name="P2">Come be-hold the won-drous mys-t'ry <text:s/>in the dawn-ing of the King</text:p>
      <text:p text:style-name="P2"><text:s text:c="7"/><text:span text:style-name="T3">Bm7 <text:s text:c="15"/>G <text:s text:c="26"/>A <text:s text:c="4"/>D</text:span></text:p>
      <text:p text:style-name="P2">He the theme of heav-en's prais-es <text:s/>robed in frail hu-man-i-ty</text:p>
      <text:p text:style-name="P2"><text:s text:c="7"/><text:span text:style-name="T3">G <text:s text:c="14"/>D <text:s text:c="17"/>Bm7 <text:s text:c="14"/>G</text:span></text:p>
      <text:p text:style-name="P2">In our long-ing in our dark-ness <text:s/>now the light of life has come</text:p>
      <text:p text:style-name="P2"><text:s text:c="8"/><text:span text:style-name="T3">D <text:s text:c="16"/>G <text:s text:c="25"/>A <text:s text:c="6"/>D</text:span></text:p>
      <text:p text:style-name="P2">Look to Christ who con-de-scend-ed <text:s/>took on flesh to ran-som us</text:p>
      <text:p text:style-name="P2"/>
      <text:p text:style-name="P4">[ TURNAROUND ]</text:p>
      <text:p text:style-name="P2"/>
      <text:p text:style-name="P4">[ VERSE 2 ]</text:p>
      <text:p text:style-name="P3"><text:span text:style-name="T2"><text:s text:c="8"/></text:span><text:span text:style-name="T3">D <text:s text:c="17"/>G <text:s text:c="15"/>D <text:s text:c="14"/>A</text:span></text:p>
      <text:p text:style-name="P2">Come be-hold the won-drous mys-t'ry <text:s/>He the per-fect Son of Man</text:p>
      <text:p text:style-name="P3"><text:s text:c="7"/><text:span text:style-name="T3">Bm7 <text:s text:c="11"/>G <text:s text:c="27"/>A <text:s text:c="7"/>D</text:span></text:p>
      <text:p text:style-name="P2">In His liv-ing in His suff-'ring <text:s/>nev-er trace nor stain of sin</text:p>
      <text:p text:style-name="P3"><text:s text:c="8"/><text:span text:style-name="T3">G <text:s text:c="15"/>D <text:s text:c="13"/>Bm7 <text:s text:c="16"/>G</text:span></text:p>
      <text:p text:style-name="P2">See the true and bet-ter A-dam <text:s/>come to save the hell-bound man</text:p>
      <text:p text:style-name="P3"><text:s text:c="11"/><text:span text:style-name="T3">D <text:s text:c="17"/>G <text:s text:c="23"/>A <text:s text:c="5"/>D</text:span></text:p>
      <text:p text:style-name="P2">Christ the great and sure ful-fill-ment <text:s/>of the law in Him we stand</text:p>
      <text:p text:style-name="P2"/>
      <text:p text:style-name="P4">[ TURNAROUND ]</text:p>
      <text:p text:style-name="P2"/>
      <text:p text:style-name="P4">[ VERSE 3 ]</text:p>
      <text:p text:style-name="P5"><text:s text:c="8"/><text:span text:style-name="T2">D <text:s text:c="17"/>G <text:s text:c="19"/>D <text:s text:c="13"/>A</text:span></text:p>
      <text:p text:style-name="P2">Come be-hold the won-drous mys-t'ry <text:s/>Christ the Lord up-on the tree</text:p>
      <text:p text:style-name="P3"><text:s text:c="7"/><text:span text:style-name="T3">Bm7 <text:s text:c="13"/>G <text:s text:c="26"/>A <text:s text:c="5"/>D</text:span></text:p>
      <text:p text:style-name="P2">In the stead of ru-in'd sin-ners <text:s/>hangs the Lamb in vic-to-ry</text:p>
      <text:p text:style-name="P3"><text:s text:c="8"/><text:span text:style-name="T3">G <text:s text:c="14"/>D <text:s text:c="17"/>Bm7 <text:s text:c="14"/>G</text:span></text:p>
      <text:p text:style-name="P2">See the price of our re-demp-tion <text:s/>see the Fa-ther's plan un-fold</text:p>
      <text:p text:style-name="P3"><text:s text:c="10"/><text:span text:style-name="T3">D <text:s text:c="12"/>G <text:s text:c="25"/>A <text:s text:c="6"/>D</text:span></text:p>
      <text:p text:style-name="P2">Bring-ing ma-ny sons to glo-ry <text:s/>grace un-mea-sured love un-told</text:p>
      <text:p text:style-name="P2"/>
      <text:p text:style-name="P4">[ TURNAROUND ]</text:p>
      <text:p text:style-name="P2"/>
      <text:p text:style-name="P4">[ VERSE 4 ]</text:p>
      <text:p text:style-name="P5"><text:s text:c="8"/><text:span text:style-name="T2">D <text:s text:c="17"/>G <text:s text:c="17"/>D <text:s text:c="15"/>A</text:span></text:p>
      <text:p text:style-name="P2">Come be-hold the won-drous mys-t'ry <text:s/>slain by death the God of life</text:p>
      <text:p text:style-name="P3"><text:s text:c="7"/><text:span text:style-name="T3">Bm7 <text:s text:c="16"/>G <text:s text:c="29"/>A <text:s text:c="3"/>D</text:span></text:p>
      <text:p text:style-name="P2">But no grave could e'er re-strain Him <text:s/>praise the Lord He is a-live</text:p>
      <text:p text:style-name="P3"><text:s text:c="7"/><text:span text:style-name="T3">G <text:s text:c="15"/>D <text:s text:c="17"/>Bm7 <text:s text:c="11"/>G</text:span></text:p>
      <text:p text:style-name="P2">What a fore-taste of de-liv-'rance <text:s/>how un-wa-ver-ing our hope</text:p>
      <text:p text:style-name="P3"><text:s text:c="10"/><text:span text:style-name="T3">D <text:s text:c="12"/>G <text:s text:c="21"/>A <text:s text:c="6"/>D</text:span></text:p>
      <text:p text:style-name="P2">Christ in pow-er re-sur-rect-ed <text:s/>as we will be when He comes</text:p>
      <text:p text:style-name="P2"/>
      <text:p text:style-name="P4">[ OUTRO X 2 ]</text:p>
      <text:p text:style-name="P2"><text:s text:c="7"/><text:span text:style-name="T3">G <text:s text:c="15"/>D <text:s text:c="17"/>Bm7 <text:s text:c="11"/>G</text:span></text:p>
      <text:p text:style-name="P2">What a fore-taste of de-liv-'rance <text:s/>how un-wa-ver-ing our hope</text:p>
      <text:p text:style-name="P2"><text:s text:c="10"/><text:span text:style-name="T3">D <text:s text:c="12"/>G <text:s text:c="21"/>A <text:s text:c="6"/>D</text:span></text:p>
      <text:p text:style-name="P2">Christ in pow-er res-ur-rect-ed <text:s/>as we will be when He com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5T22:51:02.123416066</dc:date>
    <meta:editing-duration>PT2H5M19S</meta:editing-duration>
    <meta:editing-cycles>6</meta:editing-cycles>
    <meta:generator>LibreOffice/7.6.7.2$Linux_X86_64 LibreOffice_project/60$Build-2</meta:generator>
    <meta:document-statistic meta:table-count="0" meta:image-count="0" meta:object-count="0" meta:page-count="1" meta:paragraph-count="53" meta:word-count="361" meta:character-count="2742" meta:non-whitespace-character-count="1362"/>
  </office:meta>
</office:document-meta>
</file>